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12d590" officeooo:paragraph-rsid="0012d590" style:font-style-asian="italic" style:font-style-complex="italic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569cd6" loext:opacity="100%" fo:background-color="#000000"/>
    </style:style>
    <style:style style:name="P4" style:family="paragraph" style:parent-style-name="Standard">
      <style:text-properties fo:color="#569cd6" loext:opacity="100%" fo:font-style="italic" officeooo:rsid="0012d590" officeooo:paragraph-rsid="0012d590" fo:background-color="#000000" style:font-style-asian="italic" style:font-style-complex="italic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background-color="#000000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ffffff" loext:opacity="100%" fo:background-color="#000000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7ca668" loext:opacity="100%" fo:background-color="#000000"/>
    </style:style>
    <style:style style:name="P8" style:family="paragraph" style:parent-style-name="Standard">
      <style:text-properties fo:color="#b2b2b2" loext:opacity="100%" fo:font-style="italic" officeooo:rsid="0012d590" officeooo:paragraph-rsid="0012d590" style:font-style-asian="italic" style:font-style-complex="italic"/>
    </style:style>
    <style:style style:name="T1" style:family="text">
      <style:text-properties fo:color="#dcdcaa" loext:opacity="100%"/>
    </style:style>
    <style:style style:name="T2" style:family="text">
      <style:text-properties fo:color="#ffffff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7ca66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PHP code is used to retrieve information about products associated with a specific user from a database. Let's break down the code step by step:</text:p>
      <text:p text:style-name="P1"/>
      <text:p text:style-name="P1">1. **SQL Query:**</text:p>
      <text:p text:style-name="P1"><text:s text:c="3"/>```php</text:p>
      <text:p text:style-name="P1"><text:s text:c="3"/>$user_products_query = "SELECT it.id, it.name, it.price FROM users_items ut</text:p>
      <text:p text:style-name="P1"><text:s text:c="27"/>INNER JOIN items it ON it.id = ut.item_id </text:p>
      <text:p text:style-name="P1"><text:s text:c="27"/>WHERE ut.user_id = ?";</text:p>
      <text:p text:style-name="P1"><text:s text:c="3"/>```</text:p>
      <text:p text:style-name="P1"><text:s text:c="3"/>This SQL query selects specific columns (`id`, `name`, and `price`) from two tables (`users_items` and `items`). It uses an INNER JOIN to combine rows from both tables where the `id` in the `items` table matches the `item_id` in the `users_items` table. The result is filtered to only include rows where the `user_id` in the `users_items` table matches a parameter (denoted by `?`), which will be supplied later.</text:p>
      <text:p text:style-name="P1"/>
      <text:p text:style-name="P1">2. **Prepare SQL Statement:**</text:p>
      <text:p text:style-name="P1"><text:s text:c="3"/>```php</text:p>
      <text:p text:style-name="P1"><text:s text:c="3"/>$stmt = $con-&gt;prepare($user_products_query);</text:p>
      <text:p text:style-name="P1"><text:s text:c="3"/>```</text:p>
      <text:p text:style-name="P1"><text:s text:c="3"/>The code prepares an SQL statement using the `$con` connection object. This step helps prevent SQL injection by properly escaping and handling user inputs.</text:p>
      <text:p text:style-name="P1"/>
      <text:p text:style-name="P1">3. **Bind Parameters:**</text:p>
      <text:p text:style-name="P1"><text:s text:c="3"/>```php</text:p>
      <text:p text:style-name="P1"><text:s text:c="3"/>$stmt-&gt;bind_param("i", $user_id);</text:p>
      <text:p text:style-name="P1"><text:s text:c="3"/>```</text:p>
      <text:p text:style-name="P1"><text:s text:c="3"/>This binds the value of `$user_id` to the placeholder in the SQL query (`?`). The parameter type is specified as "i," indicating that the value is expected to be an integer.</text:p>
      <text:p text:style-name="P1"/>
      <text:p text:style-name="P1">4. **Execute SQL Statement:**</text:p>
      <text:p text:style-name="P1"><text:s text:c="3"/>```php</text:p>
      <text:p text:style-name="P1"><text:s text:c="3"/>$stmt-&gt;execute();</text:p>
      <text:p text:style-name="P1"><text:s text:c="3"/>```</text:p>
      <text:p text:style-name="P1"><text:s text:c="3"/>This line executes the prepared SQL statement with the bound parameters.</text:p>
      <text:p text:style-name="P1"/>
      <text:p text:style-name="P1">5. **Get Result:**</text:p>
      <text:p text:style-name="P1"><text:s text:c="3"/>```php</text:p>
      <text:p text:style-name="P1"><text:s text:c="3"/>$user_products_result = $stmt-&gt;get_result();</text:p>
      <text:p text:style-name="P1"><text:s text:c="3"/>```</text:p>
      <text:p text:style-name="P1"><text:s text:c="3"/>This retrieves the result set from the executed SQL statement. It's assumed that the result set contains information about the products associated with the specified user.</text:p>
      <text:p text:style-name="P1"/>
      <text:p text:style-name="P1">6. **Count Rows:**</text:p>
      <text:p text:style-name="P1"><text:s text:c="3"/>```php</text:p>
      <text:p text:style-name="P1"><text:s text:c="3"/>$no_of_user_products = $user_products_result-&gt;num_rows;</text:p>
      <text:p text:style-name="P1"><text:s text:c="3"/>```</text:p>
      <text:p text:style-name="P1"><text:s text:c="3"/>The code counts the number of rows in the result set, representing the number of products associated with the user.</text:p>
      <text:p text:style-name="P1"/>
      <text:p text:style-name="P1"><text:soft-page-break/>7. **Initialize Sum Variable:**</text:p>
      <text:p text:style-name="P1"><text:s text:c="3"/>```php</text:p>
      <text:p text:style-name="P1"><text:s text:c="3"/>$sum = 0;</text:p>
      <text:p text:style-name="P1"><text:s text:c="3"/>```</text:p>
      <text:p text:style-name="P1"><text:s text:c="3"/>A variable `$sum` is initialized to zero. It seems like this variable might be used to accumulate a sum of some values in the subsequent code (which is not provided).</text:p>
      <text:p text:style-name="P1"/>
      <text:p text:style-name="P1">The provided code segment focuses on querying the database for information about products associated with a specific user, counting the number of products, and initializing a variable for summing some values related to the products.</text:p>
      <text:p text:style-name="P1"/>
      <text:p text:style-name="P2">CODE--------------------------------------------------------------------------------------------------------------------</text:p>
      <text:p text:style-name="P2"/>
      <text:p text:style-name="P4">&lt;?php</text:p>
      <text:p text:style-name="P5"><text:span text:style-name="T1">session_start</text:span><text:span text:style-name="T2">();</text:span></text:p>
      <text:p text:style-name="P5"><text:span text:style-name="T3">require</text:span><text:span text:style-name="T2"> </text:span><text:span text:style-name="T4">'connection.php'</text:span><text:span text:style-name="T2">;</text:span></text:p>
      <text:p text:style-name="P5"><text:span text:style-name="T3">if</text:span><text:span text:style-name="T2"> (</text:span><text:span text:style-name="T5">!</text:span><text:span text:style-name="T1">isset</text:span><text:span text:style-name="T2">(</text:span><text:span text:style-name="T6">$_SESSION</text:span><text:span text:style-name="T2">[</text:span><text:span text:style-name="T4">'email'</text:span><text:span text:style-name="T2">])) {</text:span></text:p>
      <text:p text:style-name="P5"><text:span text:style-name="T2">    </text:span><text:span text:style-name="T1">header</text:span><text:span text:style-name="T2">(</text:span><text:span text:style-name="T4">'location: login.php'</text:span><text:span text:style-name="T2">);</text:span></text:p>
      <text:p text:style-name="P6">}</text:p>
      <text:p text:style-name="P5"><text:span text:style-name="T6">$user_id</text:span><text:span text:style-name="T2"> </text:span><text:span text:style-name="T5">=</text:span><text:span text:style-name="T2"> </text:span><text:span text:style-name="T6">$_SESSION</text:span><text:span text:style-name="T2">[</text:span><text:span text:style-name="T4">'id'</text:span><text:span text:style-name="T2">];</text:span></text:p>
      <text:p text:style-name="P7">//A session is started with the session_start() function.</text:p>
      <text:p text:style-name="P7">//Session variables are set with the PHP global variable: $_SESSION.</text:p>
      <text:p text:style-name="P7">//Now, let's create a new page called "demo_session1.php". In this page, we start a new PHP session and set some session variables</text:p>
      <text:p text:style-name="P5"><text:span text:style-name="T6">$user_products_query</text:span><text:span text:style-name="T2"> </text:span><text:span text:style-name="T5">=</text:span><text:span text:style-name="T2"> </text:span><text:span text:style-name="T4">"</text:span><text:span text:style-name="T7">SELECT</text:span><text:span text:style-name="T4"> it.id, it.name, it.price </text:span><text:span text:style-name="T7">FROM</text:span><text:span text:style-name="T4"> users_items ut</text:span></text:p>
      <text:p text:style-name="P5"><text:span text:style-name="T4">                        </text:span><text:span text:style-name="T7">INNER JOIN</text:span><text:span text:style-name="T4"> items it </text:span><text:span text:style-name="T7">ON</text:span><text:span text:style-name="T4"> it.id </text:span><text:span text:style-name="T5">=</text:span><text:span text:style-name="T4"> ut.item_id </text:span></text:p>
      <text:p text:style-name="P5"><text:span text:style-name="T4">                        </text:span><text:span text:style-name="T7">WHERE</text:span><text:span text:style-name="T4"> ut.user_id </text:span><text:span text:style-name="T5">=</text:span><text:span text:style-name="T4"> ?"</text:span><text:span text:style-name="T2">;</text:span></text:p>
      <text:p text:style-name="P5"><text:span text:style-name="T6">$stmt</text:span><text:span text:style-name="T2"> </text:span><text:span text:style-name="T5">=</text:span><text:span text:style-name="T2"> </text:span><text:span text:style-name="T6">$con</text:span><text:span text:style-name="T5">-&gt;</text:span><text:span text:style-name="T1">prepare</text:span><text:span text:style-name="T2">(</text:span><text:span text:style-name="T6">$user_products_query</text:span><text:span text:style-name="T2">);</text:span></text:p>
      <text:p text:style-name="P5"><text:span text:style-name="T6">$stmt</text:span><text:span text:style-name="T5">-&gt;</text:span><text:span text:style-name="T1">bind_param</text:span><text:span text:style-name="T2">(</text:span><text:span text:style-name="T4">"i"</text:span><text:span text:style-name="T2">, </text:span><text:span text:style-name="T6">$user_id</text:span><text:span text:style-name="T2">);</text:span></text:p>
      <text:p text:style-name="P5"><text:span text:style-name="T6">$stmt</text:span><text:span text:style-name="T5">-&gt;</text:span><text:span text:style-name="T1">execute</text:span><text:span text:style-name="T2">();</text:span></text:p>
      <text:p text:style-name="P5"><text:span text:style-name="T6">$user_products_result</text:span><text:span text:style-name="T2"> </text:span><text:span text:style-name="T5">=</text:span><text:span text:style-name="T2"> </text:span><text:span text:style-name="T6">$stmt</text:span><text:span text:style-name="T5">-&gt;</text:span><text:span text:style-name="T1">get_result</text:span><text:span text:style-name="T2">();</text:span></text:p>
      <text:p text:style-name="P5"><text:span text:style-name="T6">$no_of_user_products</text:span><text:span text:style-name="T2"> </text:span><text:span text:style-name="T5">=</text:span><text:span text:style-name="T2"> </text:span><text:span text:style-name="T6">$user_products_result</text:span><text:span text:style-name="T5">-&gt;</text:span><text:span text:style-name="T6">num_rows</text:span><text:span text:style-name="T2">;</text:span></text:p>
      <text:p text:style-name="P5"><text:span text:style-name="T6">$sum</text:span><text:span text:style-name="T2"> </text:span><text:span text:style-name="T5">=</text:span><text:span text:style-name="T2"> </text:span><text:span text:style-name="T8">0</text:span><text:span text:style-name="T2">;</text:span></text:p>
      <text:p text:style-name="P7">//cart-page-start</text:p>
      <text:p text:style-name="P5"><text:span text:style-name="T3">if</text:span><text:span text:style-name="T2"> (</text:span><text:span text:style-name="T6">$no_of_user_products</text:span><text:span text:style-name="T2"> </text:span><text:span text:style-name="T5">==</text:span><text:span text:style-name="T2"> </text:span><text:span text:style-name="T8">0</text:span><text:span text:style-name="T2">) {</text:span></text:p>
      <text:p text:style-name="P5"><text:span text:style-name="T7">?&gt;</text:span></text:p>
      <text:p text:style-name="P5"><text:span text:style-name="T2">    </text:span><text:span text:style-name="T9">&lt;</text:span><text:span text:style-name="T7">script</text:span><text:span text:style-name="T9">&gt;</text:span></text:p>
      <text:p text:style-name="P5"><text:span text:style-name="T2">        </text:span><text:span text:style-name="T6">window</text:span><text:span text:style-name="T2">.</text:span><text:span text:style-name="T1">alert</text:span><text:span text:style-name="T2">(</text:span><text:span text:style-name="T4">"No items in the cart!!"</text:span><text:span text:style-name="T2">);</text:span></text:p>
      <text:p text:style-name="P5"><text:span text:style-name="T2">    </text:span><text:span text:style-name="T9">&lt;/</text:span><text:span text:style-name="T7">script</text:span><text:span text:style-name="T9">&gt;</text:span></text:p>
      <text:p text:style-name="P3">&lt;?php</text:p>
      <text:p text:style-name="P5"><text:span text:style-name="T2">} </text:span><text:span text:style-name="T3">else</text:span><text:span text:style-name="T2"> {</text:span></text:p>
      <text:p text:style-name="P5"><text:span text:style-name="T2">    </text:span><text:span text:style-name="T3">while</text:span><text:span text:style-name="T2"> (</text:span><text:span text:style-name="T6">$row</text:span><text:span text:style-name="T2"> </text:span><text:span text:style-name="T5">=</text:span><text:span text:style-name="T2"> </text:span><text:span text:style-name="T6">$user_products_result</text:span><text:span text:style-name="T5">-&gt;</text:span><text:span text:style-name="T1">fetch_assoc</text:span><text:span text:style-name="T2">()) {</text:span></text:p>
      <text:p text:style-name="P5"><text:span text:style-name="T2">        </text:span><text:span text:style-name="T6">$sum</text:span><text:span text:style-name="T2"> </text:span><text:span text:style-name="T5">+=</text:span><text:span text:style-name="T2"> </text:span><text:span text:style-name="T6">$row</text:span><text:span text:style-name="T2">[</text:span><text:span text:style-name="T4">'price'</text:span><text:span text:style-name="T2">];</text:span></text:p>
      <text:p text:style-name="P6">    }</text:p>
      <text:p text:style-name="P6">}</text:p>
      <text:p text:style-name="P7">///cart-page-end</text:p>
      <text:p text:style-name="P5"><text:span text:style-name="T7">?&gt;</text:span></text:p>
      <text:p text:style-name="P5"><text:span text:style-name="T9">&lt;!</text:span><text:span text:style-name="T7">DOCTYPE</text:span><text:span text:style-name="T2"> </text:span><text:span text:style-name="T6">html</text:span><text:span text:style-name="T9">&gt;</text:span></text:p>
      <text:p text:style-name="P5"><text:span text:style-name="T9">&lt;</text:span><text:span text:style-name="T7">html</text:span><text:span text:style-name="T9">&gt;</text:span></text:p>
      <text:p text:style-name="P5"><text:soft-page-break/><text:span text:style-name="T9">&lt;</text:span><text:span text:style-name="T7">head</text:span><text:span text:style-name="T9">&gt;</text:span></text:p>
      <text:p text:style-name="P5"><text:span text:style-name="T2">    </text:span><text:span text:style-name="T9">&lt;</text:span><text:span text:style-name="T7">title</text:span><text:span text:style-name="T9">&gt;</text:span><text:span text:style-name="T2">AUS</text:span><text:span text:style-name="T9">&lt;/</text:span><text:span text:style-name="T7">title</text:span><text:span text:style-name="T9">&gt;</text:span></text:p>
      <text:p text:style-name="P5"><text:span text:style-name="T2">    </text:span><text:span text:style-name="T9">&lt;</text:span><text:span text:style-name="T7">meta</text:span><text:span text:style-name="T2"> </text:span><text:span text:style-name="T6">charset</text:span><text:span text:style-name="T2">=</text:span><text:span text:style-name="T4">"UTF-8"</text:span><text:span text:style-name="T9">&gt;</text:span></text:p>
      <text:p text:style-name="P5"><text:span text:style-name="T2">    </text:span><text:span text:style-name="T9">&lt;</text:span><text:span text:style-name="T7">meta</text:span><text:span text:style-name="T2"> </text:span><text:span text:style-name="T6">name</text:span><text:span text:style-name="T2">=</text:span><text:span text:style-name="T4">"viewport"</text:span><text:span text:style-name="T2"> </text:span><text:span text:style-name="T6">content</text:span><text:span text:style-name="T2">=</text:span><text:span text:style-name="T4">"width=device-width, initial-scale=1.0"</text:span><text:span text:style-name="T9">&gt;</text:span></text:p>
      <text:p text:style-name="P5"><text:span text:style-name="T2">    </text:span><text:span text:style-name="T10">&lt;!-- Latest compiled and minified CSS --&gt;</text:span></text:p>
      <text:p text:style-name="P5"><text:span text:style-name="T2">    </text:span><text:span text:style-name="T9">&lt;</text:span><text:span text:style-name="T7">link</text:span><text:span text:style-name="T2"> </text:span><text:span text:style-name="T6">rel</text:span><text:span text:style-name="T2">=</text:span><text:span text:style-name="T4">"stylesheet"</text:span><text:span text:style-name="T2"> </text:span><text:span text:style-name="T6">href</text:span><text:span text:style-name="T2">=</text:span><text:span text:style-name="T4">"bootstrap/css/bootstrap.min.css"</text:span><text:span text:style-name="T2"> </text:span><text:span text:style-name="T6">type</text:span><text:span text:style-name="T2">=</text:span><text:span text:style-name="T4">"text/css"</text:span><text:span text:style-name="T9">&gt;</text:span></text:p>
      <text:p text:style-name="P5"><text:span text:style-name="T2">    </text:span><text:span text:style-name="T10">&lt;!-- jQuery library --&gt;</text:span></text:p>
      <text:p text:style-name="P5"><text:span text:style-name="T2">    </text:span><text:span text:style-name="T9">&lt;</text:span><text:span text:style-name="T7">script</text:span><text:span text:style-name="T2"> </text:span><text:span text:style-name="T6">type</text:span><text:span text:style-name="T2">=</text:span><text:span text:style-name="T4">"text/javascript"</text:span><text:span text:style-name="T2"> </text:span><text:span text:style-name="T6">src</text:span><text:span text:style-name="T2">=</text:span><text:span text:style-name="T4">"bootstrap/js/jquery-3.2.1.min.js"</text:span><text:span text:style-name="T9">&gt;&lt;/</text:span><text:span text:style-name="T7">script</text:span><text:span text:style-name="T9">&gt;</text:span></text:p>
      <text:p text:style-name="P5"><text:span text:style-name="T2">    </text:span><text:span text:style-name="T10">&lt;!-- Latest compiled and minified JavaScript --&gt;</text:span></text:p>
      <text:p text:style-name="P5"><text:span text:style-name="T2">    </text:span><text:span text:style-name="T9">&lt;</text:span><text:span text:style-name="T7">script</text:span><text:span text:style-name="T2"> </text:span><text:span text:style-name="T6">type</text:span><text:span text:style-name="T2">=</text:span><text:span text:style-name="T4">"text/javascript"</text:span><text:span text:style-name="T2"> </text:span><text:span text:style-name="T6">src</text:span><text:span text:style-name="T2">=</text:span><text:span text:style-name="T4">"bootstrap/js/bootstrap.min.js"</text:span><text:span text:style-name="T9">&gt;&lt;/</text:span><text:span text:style-name="T7">script</text:span><text:span text:style-name="T9">&gt;</text:span></text:p>
      <text:p text:style-name="P5"><text:span text:style-name="T2">    </text:span><text:span text:style-name="T10">&lt;!-- External CSS --&gt;</text:span></text:p>
      <text:p text:style-name="P5"><text:span text:style-name="T2">    </text:span><text:span text:style-name="T9">&lt;</text:span><text:span text:style-name="T7">link</text:span><text:span text:style-name="T2"> </text:span><text:span text:style-name="T6">rel</text:span><text:span text:style-name="T2">=</text:span><text:span text:style-name="T4">"stylesheet"</text:span><text:span text:style-name="T2"> </text:span><text:span text:style-name="T6">href</text:span><text:span text:style-name="T2">=</text:span><text:span text:style-name="T4">"css/style.css"</text:span><text:span text:style-name="T2"> </text:span><text:span text:style-name="T6">type</text:span><text:span text:style-name="T2">=</text:span><text:span text:style-name="T4">"text/css"</text:span><text:span text:style-name="T9">&gt;</text:span></text:p>
      <text:p text:style-name="Standard"/>
      <text:p text:style-name="P5"><text:span text:style-name="T2">    </text:span><text:span text:style-name="T9">&lt;</text:span><text:span text:style-name="T7">link</text:span><text:span text:style-name="T2"> </text:span><text:span text:style-name="T6">rel</text:span><text:span text:style-name="T2">=</text:span><text:span text:style-name="T4">"stylesheet"</text:span><text:span text:style-name="T2"> </text:span><text:span text:style-name="T6">href</text:span><text:span text:style-name="T2">=</text:span><text:span text:style-name="T4">"/Root/Components/navbar/navbar-plugin.css"</text:span><text:span text:style-name="T9">&gt;</text:span></text:p>
      <text:p text:style-name="P5"><text:span text:style-name="T2">    </text:span><text:span text:style-name="T9">&lt;</text:span><text:span text:style-name="T7">link</text:span><text:span text:style-name="T2"> </text:span><text:span text:style-name="T6">rel</text:span><text:span text:style-name="T2">=</text:span><text:span text:style-name="T4">"stylesheet"</text:span><text:span text:style-name="T2"> </text:span><text:span text:style-name="T6">href</text:span><text:span text:style-name="T2">=</text:span><text:span text:style-name="T4">"/Root/Assets/icons/font-awesome-4.7.0/css/font-awesome.min.css"</text:span><text:span text:style-name="T9">&gt;</text:span></text:p>
      <text:p text:style-name="P5"><text:span text:style-name="T9">&lt;/</text:span><text:span text:style-name="T7">head</text:span><text:span text:style-name="T9">&gt;</text:span></text:p>
      <text:p text:style-name="Standard"/>
      <text:p text:style-name="P5"><text:span text:style-name="T9">&lt;</text:span><text:span text:style-name="T7">body</text:span><text:span text:style-name="T9">&gt;</text:span></text:p>
      <text:p text:style-name="P5"><text:span text:style-name="T9">&lt;</text:span><text:span text:style-name="T7">style</text:span><text:span text:style-name="T9">&gt;</text:span></text:p>
      <text:p text:style-name="P5"><text:span text:style-name="T9">&lt;/</text:span><text:span text:style-name="T7">style</text:span><text:span text:style-name="T9">&gt;</text:span></text:p>
      <text:p text:style-name="P5"><text:span text:style-name="T9">&lt;</text:span><text:span text:style-name="T7">div</text:span><text:span text:style-name="T9">&gt;</text:span></text:p>
      <text:p text:style-name="P3">&lt;?php</text:p>
      <text:p text:style-name="P5"><text:span text:style-name="T3">require</text:span><text:span text:style-name="T2"> </text:span><text:span text:style-name="T4">'nav-bar.php'</text:span><text:span text:style-name="T2">;</text:span></text:p>
      <text:p text:style-name="P5"><text:span text:style-name="T7">?&gt;</text:span></text:p>
      <text:p text:style-name="P5"><text:span text:style-name="T9">&lt;</text:span><text:span text:style-name="T7">br</text:span><text:span text:style-name="T9">&gt;</text:span></text:p>
      <text:p text:style-name="P5"><text:span text:style-name="T9">&lt;</text:span><text:span text:style-name="T7">div</text:span><text:span text:style-name="T2"> </text:span><text:span text:style-name="T6">id</text:span><text:span text:style-name="T2">=</text:span><text:span text:style-name="T4">"alg"</text:span><text:span text:style-name="T9">&gt;</text:span></text:p>
      <text:p text:style-name="P5"><text:span text:style-name="T9">&lt;</text:span><text:span text:style-name="T7">div</text:span><text:span text:style-name="T2"> </text:span><text:span text:style-name="T6">class</text:span><text:span text:style-name="T2">=</text:span><text:span text:style-name="T4">"container1"</text:span><text:span text:style-name="T9">&gt;</text:span></text:p>
      <text:p text:style-name="P5"><text:span text:style-name="T9">&lt;</text:span><text:span text:style-name="T7">table</text:span><text:span text:style-name="T2"> </text:span><text:span text:style-name="T6">class</text:span><text:span text:style-name="T2">=</text:span><text:span text:style-name="T4">"table table-bordered table-striped"</text:span><text:span text:style-name="T9">&gt;</text:span></text:p>
      <text:p text:style-name="P5"><text:span text:style-name="T9">&lt;</text:span><text:span text:style-name="T7">tbody</text:span><text:span text:style-name="T9">&gt;</text:span></text:p>
      <text:p text:style-name="P5"><text:span text:style-name="T9">&lt;</text:span><text:span text:style-name="T7">tr</text:span><text:span text:style-name="T9">&gt;</text:span></text:p>
      <text:p text:style-name="P5"><text:span text:style-name="T9">&lt;</text:span><text:span text:style-name="T7">th</text:span><text:span text:style-name="T9">&gt;</text:span><text:span text:style-name="T2">Item Number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</text:span><text:span text:style-name="T2">Item Name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</text:span><text:span text:style-name="T2">Price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&lt;/</text:span><text:span text:style-name="T7">th</text:span><text:span text:style-name="T9">&gt;</text:span></text:p>
      <text:p text:style-name="P5"><text:span text:style-name="T9">&lt;/</text:span><text:span text:style-name="T7">tr</text:span><text:span text:style-name="T9">&gt;</text:span></text:p>
      <text:p text:style-name="P3">&lt;?php</text:p>
      <text:p text:style-name="P5"><text:span text:style-name="T6">$stmt</text:span><text:span text:style-name="T5">-&gt;</text:span><text:span text:style-name="T1">execute</text:span><text:span text:style-name="T2">();</text:span></text:p>
      <text:p text:style-name="P5"><text:span text:style-name="T6">$user_products_result</text:span><text:span text:style-name="T2"> </text:span><text:span text:style-name="T5">=</text:span><text:span text:style-name="T2"> </text:span><text:span text:style-name="T6">$stmt</text:span><text:span text:style-name="T5">-&gt;</text:span><text:span text:style-name="T1">get_result</text:span><text:span text:style-name="T2">();</text:span></text:p>
      <text:p text:style-name="P5"><text:span text:style-name="T6">$counter</text:span><text:span text:style-name="T2"> </text:span><text:span text:style-name="T5">=</text:span><text:span text:style-name="T2"> </text:span><text:span text:style-name="T8">1</text:span><text:span text:style-name="T2">;</text:span></text:p>
      <text:p text:style-name="P5"><text:span text:style-name="T3">while</text:span><text:span text:style-name="T2"> (</text:span><text:span text:style-name="T6">$row</text:span><text:span text:style-name="T2"> </text:span><text:span text:style-name="T5">=</text:span><text:span text:style-name="T2"> </text:span><text:span text:style-name="T6">$user_products_result</text:span><text:span text:style-name="T5">-&gt;</text:span><text:span text:style-name="T1">fetch_assoc</text:span><text:span text:style-name="T2">()) {</text:span></text:p>
      <text:p text:style-name="P5"><text:span text:style-name="T7">?&gt;</text:span></text:p>
      <text:p text:style-name="P5"><text:span text:style-name="T9">&lt;</text:span><text:span text:style-name="T7">tr</text:span><text:span text:style-name="T9">&gt;</text:span></text:p>
      <text:p text:style-name="P5"><text:span text:style-name="T9">&lt;</text:span><text:span text:style-name="T7">th</text:span><text:span text:style-name="T9">&gt;</text:span><text:span text:style-name="T7">&lt;?php</text:span><text:span text:style-name="T2"> </text:span><text:span text:style-name="T1">echo</text:span><text:span text:style-name="T2"> </text:span><text:span text:style-name="T6">$counter</text:span><text:span text:style-name="T2"> </text:span><text:span text:style-name="T7">?&gt;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</text:span><text:span text:style-name="T7">&lt;?php</text:span><text:span text:style-name="T2"> </text:span><text:span text:style-name="T1">echo</text:span><text:span text:style-name="T2"> </text:span><text:span text:style-name="T6">$row</text:span><text:span text:style-name="T2">[</text:span><text:span text:style-name="T4">'name'</text:span><text:span text:style-name="T2">] </text:span><text:span text:style-name="T7">?&gt;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</text:span><text:span text:style-name="T7">&lt;?php</text:span><text:span text:style-name="T2"> </text:span><text:span text:style-name="T1">echo</text:span><text:span text:style-name="T2"> </text:span><text:span text:style-name="T6">$row</text:span><text:span text:style-name="T2">[</text:span><text:span text:style-name="T4">'price'</text:span><text:span text:style-name="T2">] </text:span><text:span text:style-name="T7">?&gt;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&lt;</text:span><text:span text:style-name="T7">a</text:span><text:span text:style-name="T2"> </text:span><text:span text:style-name="T6">href</text:span><text:span text:style-name="T2">=</text:span><text:span text:style-name="T4">'cart_remove.php?id=</text:span><text:span text:style-name="T7">&lt;?php</text:span><text:span text:style-name="T2"> </text:span><text:span text:style-name="T1">echo</text:span><text:span text:style-name="T2"> </text:span><text:span text:style-name="T6">$row</text:span><text:span text:style-name="T2">[</text:span><text:span text:style-name="T4">'id'</text:span><text:span text:style-name="T2">] </text:span><text:span text:style-name="T7">?&gt;</text:span><text:span text:style-name="T4">'</text:span><text:span text:style-name="T9">&gt;&lt;</text:span><text:span text:style-name="T7">i</text:span><text:span text:style-name="T2"> </text:span><text:span text:style-name="T6">class</text:span><text:span text:style-name="T2">=</text:span><text:span text:style-name="T4">"fa fa-rebel"</text:span><text:span text:style-name="T2"> </text:span><text:span text:style-name="T6">aria-hidden</text:span><text:span text:style-name="T2">=</text:span><text:span text:style-name="T4">"true"</text:span><text:span text:style-name="T9">&gt;&lt;/</text:span><text:span text:style-name="T7">i</text:span><text:span text:style-name="T9">&gt;</text:span><text:span text:style-name="T2"> remove</text:span><text:span text:style-name="T9">&lt;/</text:span><text:span text:style-name="T7">a</text:span><text:span text:style-name="T9">&gt;&lt;/</text:span><text:span text:style-name="T7">th</text:span><text:span text:style-name="T9">&gt;</text:span></text:p>
      <text:p text:style-name="P5"><text:span text:style-name="T9">&lt;/</text:span><text:span text:style-name="T7">tr</text:span><text:span text:style-name="T9">&gt;</text:span></text:p>
      <text:p text:style-name="P3">&lt;?php</text:p>
      <text:p text:style-name="P5"><text:soft-page-break/><text:span text:style-name="T6">$counter</text:span><text:span text:style-name="T5">++</text:span><text:span text:style-name="T2">;</text:span></text:p>
      <text:p text:style-name="P5"><text:span text:style-name="T2">} </text:span><text:span text:style-name="T7">?&gt;</text:span></text:p>
      <text:p text:style-name="P5"><text:span text:style-name="T9">&lt;</text:span><text:span text:style-name="T7">tr</text:span><text:span text:style-name="T9">&gt;</text:span></text:p>
      <text:p text:style-name="P5"><text:span text:style-name="T9">&lt;</text:span><text:span text:style-name="T7">th</text:span><text:span text:style-name="T9">&gt;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</text:span><text:span text:style-name="T2">Total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</text:span><text:span text:style-name="T2">Rs </text:span><text:span text:style-name="T7">&lt;?php</text:span><text:span text:style-name="T2"> </text:span><text:span text:style-name="T1">echo</text:span><text:span text:style-name="T2"> </text:span><text:span text:style-name="T6">$sum</text:span><text:span text:style-name="T2">; </text:span><text:span text:style-name="T7">?&gt;</text:span><text:span text:style-name="T2">/-</text:span><text:span text:style-name="T9">&lt;/</text:span><text:span text:style-name="T7">th</text:span><text:span text:style-name="T9">&gt;</text:span></text:p>
      <text:p text:style-name="P5"><text:span text:style-name="T9">&lt;</text:span><text:span text:style-name="T7">th</text:span><text:span text:style-name="T9">&gt;&lt;</text:span><text:span text:style-name="T7">a</text:span><text:span text:style-name="T2"> </text:span><text:span text:style-name="T6">href</text:span><text:span text:style-name="T2">=</text:span><text:span text:style-name="T4">"success.php?id=</text:span><text:span text:style-name="T7">&lt;?php</text:span><text:span text:style-name="T2"> </text:span><text:span text:style-name="T1">echo</text:span><text:span text:style-name="T2"> </text:span><text:span text:style-name="T6">$user_id</text:span><text:span text:style-name="T2"> </text:span><text:span text:style-name="T7">?&gt;</text:span><text:span text:style-name="T4">"</text:span><text:span text:style-name="T2"> </text:span><text:span text:style-name="T6">class</text:span><text:span text:style-name="T2">=</text:span><text:span text:style-name="T4">"btn btn-primary"</text:span><text:span text:style-name="T9">&gt;</text:span><text:span text:style-name="T2">Confirm Order</text:span><text:span text:style-name="T9">&lt;/</text:span><text:span text:style-name="T7">a</text:span><text:span text:style-name="T9">&gt;&lt;/</text:span><text:span text:style-name="T7">th</text:span><text:span text:style-name="T9">&gt;</text:span></text:p>
      <text:p text:style-name="P5"><text:span text:style-name="T9">&lt;/</text:span><text:span text:style-name="T7">tr</text:span><text:span text:style-name="T9">&gt;</text:span></text:p>
      <text:p text:style-name="P5"><text:span text:style-name="T9">&lt;/</text:span><text:span text:style-name="T7">tbody</text:span><text:span text:style-name="T9">&gt;</text:span></text:p>
      <text:p text:style-name="P5"><text:span text:style-name="T9">&lt;/</text:span><text:span text:style-name="T7">table</text:span><text:span text:style-name="T9">&gt;</text:span></text:p>
      <text:p text:style-name="P5"><text:span text:style-name="T9">&lt;/</text:span><text:span text:style-name="T7">div</text:span><text:span text:style-name="T9">&gt;</text:span></text:p>
      <text:p text:style-name="P5"><text:span text:style-name="T9">&lt;/</text:span><text:span text:style-name="T7">div</text:span><text:span text:style-name="T9">&gt;</text:span></text:p>
      <text:p text:style-name="P5"><text:span text:style-name="T9">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&lt;</text:span><text:span text:style-name="T7">br</text:span><text:span text:style-name="T9">&gt;</text:span></text:p>
      <text:p text:style-name="P5"><text:span text:style-name="T9">&lt;/</text:span><text:span text:style-name="T7">div</text:span><text:span text:style-name="T9">&gt;</text:span></text:p>
      <text:p text:style-name="P5"><text:span text:style-name="T9">&lt;/</text:span><text:span text:style-name="T7">body</text:span><text:span text:style-name="T9">&gt;</text:span></text:p>
      <text:p text:style-name="P5"><text:span text:style-name="T9">&lt;/</text:span><text:span text:style-name="T7">html</text:span><text:span text:style-name="T9">&gt;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08:30:05.751000000</meta:creation-date>
    <dc:date>2024-01-13T08:31:22.970000000</dc:date>
    <meta:editing-duration>PT1M17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37" meta:word-count="614" meta:character-count="5151" meta:non-whitespace-character-count="4402"/>
  </office:meta>
</office:document-meta>
</file>